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</style:style>
    <style:style style:name="P6" style:family="paragraph" style:parent-style-name="Text_20_body" style:list-style-name="L9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 style:list-style-name="L9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padding="0cm" fo:border="none" style:writing-mode="lr-tb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7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0">
      <style:paragraph-properties fo:margin-left="0cm" fo:margin-right="0cm" fo:margin-top="0cm" fo:margin-bottom="0cm" fo:text-align="start" style:justify-single-word="false" fo:text-indent="0cm" style:auto-text-indent="false" fo:padding="0cm" fo:border="non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6" style:family="paragraph" style:parent-style-name="Standard" style:list-style-name="L3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7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8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9" style:family="paragraph" style:parent-style-name="Standard" style:list-style-name="L6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20" style:family="paragraph" style:parent-style-name="Standard" style:list-style-name="L8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21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22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chvaly</text:p>
      <text:p text:style-name="P2"/>
      <text:p text:style-name="P8">zivotopis</text:p>
      <text:list text:style-name="L10">
        <text:list-item>
          <text:p text:style-name="P14"><text:span text:style-name="T4">pochvala za europass format zivotopisu a viacero suborych formatov zivotopisu</text:span></text:p>
        </text:list-item>
      </text:list>
      <text:p text:style-name="P2"/>
      <text:p text:style-name="P5"><text:span text:style-name="T1">Pripomienky</text:span><text:span text:style-name="T2"><text:line-break/></text:span></text:p>
      <text:p text:style-name="P3">pozeranie profilu studenta</text:p>
      <text:list text:style-name="L2">
        <text:list-item>
          <text:p text:style-name="P15"><text:a xlink:type="simple" xlink:href="http://localhost:55580/alumni/UserProfile.aspx?Id=3"><text:span text:style-name="T2">http://localhost:55580/alumni/UserProfile.aspx?Id=3<text:line-break/></text:span></text:a><text:span text:style-name="T2">pozeranie profilu - je tam matuce pouzitie textovych boxov, ked to pouzivatel aj tak nemoze editovat v konecnom efektne ked na to nema prava</text:span></text:p>
        </text:list-item>
      </text:list>
      <text:p text:style-name="P1"/>
      <text:p text:style-name="P3">moj profil verejne udaje</text:p>
      <text:list text:style-name="L3">
        <text:list-item>
          <text:p text:style-name="P16"><text:a xlink:type="simple" xlink:href="http://localhost:55580/alumni/UserProfile.aspx"><text:span text:style-name="T2">http://localhost:55580/alumni/UserProfile.aspx<text:line-break/></text:span></text:a><text:span text:style-name="T2">podla nasho zazoru nie je vhodne ked si clovek moze zmenit meno, priezvisko a titul vo verejnych udajoch<text:line-break/>Vidime tu moznost zneuzitia, ked sa budem napr. vydavat v systeme abolventov za prof. Bielikovu - víeme sa tvarit ako fake entita</text:span></text:p>
        </text:list-item>
      </text:list>
      <text:p text:style-name="P4"/>
      <text:p text:style-name="P3">pisanie novej privatnej spravy</text:p>
      <text:list text:style-name="L4">
        <text:list-item>
          <text:p text:style-name="P17"><text:a xlink:type="simple" xlink:href="http://localhost:55580/alumni/NewPrivateMessage.aspx"><text:span text:style-name="T2">http://localhost:55580/alumni/NewPrivateMessage.aspx<text:line-break/></text:span></text:a><text:span text:style-name="T2">ked piseme spravu ako student, nemame moznost si vyhladat ludi, ktorym to chceme napisat<text:line-break/>vieme, ze je to napr. garaj, taki su vsak dvaja absolventi a nevieme aky ma presne mail (resp. prihlasoavacie meno do alumni)<text:line-break/>Konfrontovat s dokumentaciou ako to tam mate!!!</text:span></text:p>
        </text:list-item>
      </text:list>
      <text:p text:style-name="P4"/>
      <text:p text:style-name="P3">privatne spravy</text:p>
      <text:list text:style-name="L5">
        <text:list-item>
          <text:p text:style-name="P18"><text:span text:style-name="T2">vo Firefoxe Privatne spravy: </text:span><text:a xlink:type="simple" xlink:href="http://localhost:55580/alumni/ReceivedPrivateMessage.aspx"><text:span text:style-name="T2">http://localhost:55580/alumni/ReceivedPrivateMessage.aspx</text:span></text:a><text:span text:style-name="T2"><text:line-break/>dame sa na Kos prijate -&gt; Kos odoslane …. a hodi nas to na prihlasovaci fomurlar: </text:span><text:a xlink:type="simple" xlink:href="http://localhost:55580/alumni/Login.aspx?ReturnUrl=%2Falumni%2FReceivedPrivateMessageBin.aspx"><text:span text:style-name="T2">http://localhost:55580/alumni/Login.aspx?ReturnUrl=%2falumni%2fReceivedPrivateMessageBin.aspx<text:line-break/></text:span></text:a><text:span text:style-name="T2">... to iste aj pri Kos odoslane -&gt; Kos prijate</text:span></text:p>
        </text:list-item>
      </text:list>
      <text:p text:style-name="P4"/>
      <text:list text:style-name="L5">
        <text:list-item text:start-value="1">
          <text:p text:style-name="P9">stranky sekcie Privatne spravy su „Untitled Page“</text:p>
        </text:list-item>
      </text:list>
      <text:p text:style-name="P3"/>
      <text:p text:style-name="P3">generovanie zivotopisu</text:p>
      <text:list text:style-name="L6">
        <text:list-item>
          <text:p text:style-name="P19"><text:a xlink:type="simple" xlink:href="http://localhost:55580/alumni/Biography.aspx"><text:span text:style-name="T2">http://localhost:55580/alumni/Biography.aspx<text:line-break/></text:span></text:a><text:span text:style-name="T2">generovanie zivotopisu do odt - openoffice 2.4 vravi ze vygenerovane odt je corupted file, avsak opravi si ho a otvori</text:span></text:p>
        </text:list-item>
      </text:list>
      <text:list text:style-name="L7">
        <text:list-item>
          <text:p text:style-name="P10">súčasťou životopisu by mohli byť aj informácie z osobného profilu ako kontakt, studium</text:p>
        </text:list-item>
      </text:list>
      <text:p text:style-name="P4"/>
      <text:p text:style-name="P3">zmena hesla</text:p>
      <text:list text:style-name="L8">
        <text:list-item>
          <text:p text:style-name="P20"><text:a xlink:type="simple" xlink:href="http://localhost:55580/alumni/UserProfile.aspx"><text:span text:style-name="T2">http://localhost:55580/alumni/UserProfile.aspx<text:line-break/></text:span></text:a><text:span text:style-name="T2">pri chybnom vstupe v tych modrych otaznikoch chybaju title (stare, nove heslo)</text:span></text:p>
        </text:list-item>
      </text:list>
      <text:p text:style-name="P4"/>
      <text:p text:style-name="P3">ankety</text:p>
      <text:list text:style-name="L5">
        <text:list-item text:start-value="1">
          <text:p text:style-name="P18"><text:a xlink:type="simple" xlink:href="http://localhost:55580/alumni/PossibleSurveys.aspx"><text:span text:style-name="T2">http://localhost:55580/alumni/PossibleSurveys.aspx</text:span></text:a><text:span text:style-name="T2"><text:line-break/>„</text:span><text:bookmark text:name="ctl00_Site_CPH_Page_UC_EC_NoData_LA_Error"/><text:span text:style-name="T2">Nenašli sa žiadne bežiace ankety na vyplnenie“ … skor asi „aktivne“ by bolo lepsie ako „beziace“</text:span></text:p>
        </text:list-item>
      </text:list>
      <text:p text:style-name="P3"/>
      <text:p text:style-name="P3">ine</text:p>
      <text:list text:style-name="L5">
        <text:list-item text:start-value="1">
          <text:p text:style-name="P9">Bolo by dobre keby v tych modrych otaznikoch bol uvedeny aj format datumu, v akom sa to <text:soft-page-break/>ma zadavat</text:p>
        </text:list-item>
      </text:list>
      <text:p text:style-name="P1"><text:a xlink:type="simple" xlink:href="http://localhost:55580/alumni/Default.aspx"><text:span text:style-name="T2"/></text:a></text:p>
      <text:list text:style-name="L5">
        <text:list-item text:start-value="1">
          <text:p text:style-name="P18"><text:a xlink:type="simple" xlink:href="http://localhost:55580/alumni/Default.aspx"><text:span text:style-name="T2">http://localhost:55580/alumni/Default.aspx</text:span></text:a><text:span text:style-name="T2"> - stranka domov, by mala aj daco obsahovat, nie len biely obsah</text:span></text:p>
        </text:list-item>
      </text:list>
      <text:p text:style-name="P4"/>
      <text:list text:style-name="L5">
        <text:list-item text:start-value="1">
          <text:p text:style-name="P9">system je haklivy na enter – sme na nejakom formulari a dame enter (zvycajne sa nim potvrdzuje vyber a pod.), ale u vas to odhlasi zo systemu</text:p>
        </text:list-item>
      </text:list>
      <text:p text:style-name="P4"/>
      <text:p text:style-name="P3">zobrazenie informácii na nastenke</text:p>
      <text:list text:style-name="L9">
        <text:list-item>
          <text:p text:style-name="P6"><text:a xlink:type="simple" xlink:href="http://localhost:55580/alumni/Board.aspx"><text:span text:style-name="T3">http://localhost:55580/alumni/Board.aspx</text:span></text:a></text:p>
          <text:p text:style-name="P7">V zozname oznamov by bolo vhodne, aby okrem platnosti oznamu a nazvu oznamu bola zobrazena aj cast textu oznamu, aby navstevnik mohol ziskat predstavu o ozn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5-15T16:32:01</meta:creation-date>
    <dc:creator>Peto</dc:creator>
    <dc:date>2008-05-15T23:09:32</dc:date>
    <meta:editing-cycles>12</meta:editing-cycles>
    <meta:editing-duration>PT47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370" meta:character-count="2489"/>
  </office:meta>
</office:document-meta>
</file>